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1fb" officeooo:paragraph-rsid="000661fb"/>
    </style:style>
    <style:style style:name="P2" style:family="paragraph" style:parent-style-name="Standard">
      <style:text-properties officeooo:rsid="0006d965" officeooo:paragraph-rsid="0006d965"/>
    </style:style>
    <style:style style:name="P3" style:family="paragraph" style:parent-style-name="Standard">
      <style:text-properties style:text-underline-style="solid" style:text-underline-width="auto" style:text-underline-color="font-color" officeooo:rsid="0006d965" officeooo:paragraph-rsid="0006d965"/>
    </style:style>
    <style:style style:name="P4" style:family="paragraph" style:parent-style-name="Standard">
      <style:text-properties style:text-underline-style="solid" style:text-underline-width="auto" style:text-underline-color="font-color" officeooo:rsid="0006d965" officeooo:paragraph-rsid="00097979"/>
    </style:style>
    <style:style style:name="P5" style:family="paragraph" style:parent-style-name="Standard">
      <style:text-properties style:text-underline-style="none" officeooo:rsid="0006d965" officeooo:paragraph-rsid="0006d965"/>
    </style:style>
    <style:style style:name="P6" style:family="paragraph" style:parent-style-name="Standard">
      <style:text-properties style:text-underline-style="none" officeooo:rsid="0006d965" officeooo:paragraph-rsid="00097979"/>
    </style:style>
    <style:style style:name="P7" style:family="paragraph" style:parent-style-name="Standard">
      <style:text-properties style:text-underline-style="none" officeooo:rsid="0006d965" officeooo:paragraph-rsid="0006d965" fo:background-color="transparent"/>
    </style:style>
    <style:style style:name="P8" style:family="paragraph" style:parent-style-name="Standard">
      <style:text-properties style:text-underline-style="none" officeooo:rsid="00097979" officeooo:paragraph-rsid="00097979"/>
    </style:style>
    <style:style style:name="P9" style:family="paragraph" style:parent-style-name="Standard">
      <style:text-properties style:text-underline-style="none" officeooo:rsid="000aa559" officeooo:paragraph-rsid="000aa559"/>
    </style:style>
    <style:style style:name="T1" style:family="text">
      <style:text-properties officeooo:rsid="0006d96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979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 Intro NLP</text:p>
      <text:p text:style-name="P1"/>
      <text:p text:style-name="P1"><text:span text:style-name="T2">Exercice 0</text:span> </text:p>
      <text:p text:style-name="P1"/>
      <text:p text:style-name="P1"><text:span text:style-name="T1">Q</text:span>1 - cat RADIOS.txt | awk '{print toupper($0)}' | tr '[:lower:]àâäçéèêëîïôöùûü' '[:upper:]ÀÂÄÇÉÈÊËÎÏÔÖÙÛÜ'</text:p>
      <text:p text:style-name="P1"/>
      <text:p text:style-name="P3">Exercice 1</text:p>
      <text:p text:style-name="P2"/>
      <text:p text:style-name="P2">cat RADIOS.txt | tr -s '[:space:]' '\n' | tr -d '[:punct:]' | tr '[:upper:]' '[:lower:]' | sort | uniq -c &gt; RADIOS.hist</text:p>
      <text:p text:style-name="P2"/>
      <text:p text:style-name="P2">Q1 - grep -w "1732" RADIOS.hist =&gt; c’est le mot “trois” qui apparaît 1732 fois</text:p>
      <text:p text:style-name="P2">Q2 - grep -w "orange" RADIOS.hist | awk '{print $1}' =&gt; “orange” apparaît 16 fois</text:p>
      <text:p text:style-name="P2"/>
      <text:p text:style-name="P3">Exercice 2</text:p>
      <text:p text:style-name="P3"/>
      <text:p text:style-name="P5">Q1 - sort -nrk 1 RADIOS.hist</text:p>
      <text:p text:style-name="P5">Q2 - sort -k 2 <text:s/>RADIOS.hist</text:p>
      <text:p text:style-name="P7">Q3 - awk '{print $2}' RADIOS.hist | rev | sort | rev | head -n 50</text:p>
      <text:p text:style-name="P5"/>
      <text:p text:style-name="P3">Exercice 3</text:p>
      <text:p text:style-name="P3"/>
      <text:p text:style-name="P5">bigrammes : iconv -f UTF-8 -t ASCII//TRANSLIT RADIOS.txt | tr -cs '[:alnum:]' '\n' | sed '/^$/d' | awk 'BEGIN { prev=""; } { if (prev != "") print prev, $0; prev=$0; }' | sort | uniq -c &gt; bigram_stats.txt</text:p>
      <text:p text:style-name="P5"/>
      <text:p text:style-name="P5">trigrammes : iconv -f UTF-8 -t ASCII//TRANSLIT RADIOS.txt | tr -cs '[:alnum:]' '\n' | sed '/^$/d' | awk 'BEGIN { prev1=""; prev2=""; } { if (prev1 != "" &amp;&amp; prev2 != "") print prev1, prev2, $0; prev1=prev2; prev2=$0; }' | sort | uniq -c &gt; trigram_stats.txt</text:p>
      <text:p text:style-name="P5"/>
      <text:p text:style-name="P5">quadrigrammes : iconv -f UTF-8 -t ASCII//TRANSLIT RADIOS.txt | tr -cs '[:alnum:]' '\n' | sed '/^$/d' | awk 'BEGIN { prev1=""; prev2=""; prev3=""; } { if (prev1 != "" &amp;&amp; prev2 != "" &amp;&amp; prev3 != "") print prev1, prev2, prev3, $0; prev1=prev2; prev2=prev3; prev3=$0; }' | sort | uniq -c &gt; quadrigram_stats.txt</text:p>
      <text:p text:style-name="P5"/>
      <text:p text:style-name="P5">Q1 - grep -w 'il est' bigram_stats.txt =&gt; 1018</text:p>
      <text:p text:style-name="P5">Q2 - awk '{print $1, $2, $3}' trigram_stats.txt | wc -l =&gt; 612754</text:p>
      <text:p text:style-name="P5">Q3 - sort -nrk 5 quadrigram_stats.txt | head -n 1 <text:span text:style-name="T3">=&gt; “zero heures le journal”</text:span></text:p>
      <text:p text:style-name="P3"/>
      <text:p text:style-name="P4">Exercice <text:span text:style-name="T3">4</text:span></text:p>
      <text:p text:style-name="P4"/>
      <text:p text:style-name="P8">Q1 - grep -o -w -E '[A-Za-z]{9}' RADIOS.txt | sort -u | wc -l =&gt; 4354</text:p>
      <text:p text:style-name="P8">Q2 - grep -o -w -E '[A-Za-z]*[^aeiouAEIOU][A-Za-z]*' RADIOS.txt | sort -u | wc -l =&gt;162460</text:p>
      <text:p text:style-name="P8"/>
      <text:p text:style-name="P4">Exercice <text:span text:style-name="T3">5</text:span></text:p>
      <text:p text:style-name="P4"/>
      <text:p text:style-name="P8">Q1 - awk '{print $1, $2}' RADIOS.hist | awk '$1 == 13 {print $2}' =&gt;</text:p>
      <text:p text:style-name="P8"/>
      <text:p text:style-name="P8">abdoulaye</text:p>
      <text:p text:style-name="P8">aborder</text:p>
      <text:p text:style-name="P8">accrochage</text:p>
      <text:p text:style-name="P8"><text:soft-page-break/>acheté</text:p>
      <text:p text:style-name="P8">àcoup</text:p>
      <text:p text:style-name="P8">acropole</text:p>
      <text:p text:style-name="P8">activiste</text:p>
      <text:p text:style-name="P8">afficher</text:p>
      <text:p text:style-name="P8">affirmer</text:p>
      <text:p text:style-name="P8">affronte</text:p>
      <text:p text:style-name="P8">aimable</text:p>
      <text:p text:style-name="P8">aimerais</text:p>
      <text:p text:style-name="P8">all</text:p>
      <text:p text:style-name="P8">allée</text:p>
      <text:p text:style-name="P8">allocution</text:p>
      <text:p text:style-name="P8">angolais</text:p>
      <text:p text:style-name="P8">animal</text:p>
      <text:p text:style-name="P8">aperçu</text:p>
      <text:p text:style-name="P8">applique</text:p>
      <text:p text:style-name="P8">appuyer</text:p>
      <text:p text:style-name="P8">assassinats</text:p>
      <text:p text:style-name="P8">assedic</text:p>
      <text:p text:style-name="P8">assumer</text:p>
      <text:p text:style-name="P8">assurant</text:p>
      <text:p text:style-name="P8">atomique</text:p>
      <text:p text:style-name="P8">attentes</text:p>
      <text:p text:style-name="P8">aucourant</text:p>
      <text:p text:style-name="P8">aurons</text:p>
      <text:p text:style-name="P8">baat</text:p>
      <text:p text:style-name="P8">baissé</text:p>
      <text:p text:style-name="P8">bancaires</text:p>
      <text:p text:style-name="P8">bangladesh</text:p>
      <text:p text:style-name="P8">bangui</text:p>
      <text:p text:style-name="P8">bbc</text:p>
      <text:p text:style-name="P8">belkhoutout</text:p>
      <text:p text:style-name="P8">bennani</text:p>
      <text:p text:style-name="P8">berranger</text:p>
      <text:p text:style-name="P8">blindé</text:p>
      <text:p text:style-name="P8">bongo</text:p>
      <text:p text:style-name="P8">bonn</text:p>
      <text:p text:style-name="P8">bourgade</text:p>
      <text:p text:style-name="P8">bresson</text:p>
      <text:p text:style-name="P8">bretonne</text:p>
      <text:p text:style-name="P8">bruits</text:p>
      <text:p text:style-name="P8">cadeau</text:p>
      <text:p text:style-name="P8">caméras</text:p>
      <text:p text:style-name="P8">capitaux</text:p>
      <text:p text:style-name="P8">carrés</text:p>
      <text:p text:style-name="P8">cellule</text:p>
      <text:p text:style-name="P8">chapeau</text:p>
      <text:p text:style-name="P8">chasser</text:p>
      <text:p text:style-name="P8">chezsoi</text:p>
      <text:p text:style-name="P8">chrono</text:p>
      <text:p text:style-name="P8">circuit</text:p>
      <text:p text:style-name="P8">circuler</text:p>
      <text:p text:style-name="P8"><text:soft-page-break/>co</text:p>
      <text:p text:style-name="P8">collection</text:p>
      <text:p text:style-name="P8">colloque</text:p>
      <text:p text:style-name="P8">comble</text:p>
      <text:p text:style-name="P8">comédie</text:p>
      <text:p text:style-name="P8">commerciale</text:p>
      <text:p text:style-name="P8">commerciales</text:p>
      <text:p text:style-name="P8">complice</text:p>
      <text:p text:style-name="P8">condamne</text:p>
      <text:p text:style-name="P8">conducteur</text:p>
      <text:p text:style-name="P8">conservé</text:p>
      <text:p text:style-name="P8">consommateur</text:p>
      <text:p text:style-name="P8">coréedusud</text:p>
      <text:p text:style-name="P8">correctionnel</text:p>
      <text:p text:style-name="P8">courante</text:p>
      <text:p text:style-name="P8">coureur</text:p>
      <text:p text:style-name="P8">décidée</text:p>
      <text:p text:style-name="P8">décret</text:p>
      <text:p text:style-name="P8">dedans</text:p>
      <text:p text:style-name="P8">demandait</text:p>
      <text:p text:style-name="P8">dénommé</text:p>
      <text:p text:style-name="P8">dernièrement</text:p>
      <text:p text:style-name="P8">détour</text:p>
      <text:p text:style-name="P8">deuxièmement</text:p>
      <text:p text:style-name="P8">devons</text:p>
      <text:p text:style-name="P8">diplomate</text:p>
      <text:p text:style-name="P8">disney</text:p>
      <text:p text:style-name="P8">douala</text:p>
      <text:p text:style-name="P8">douce</text:p>
      <text:p text:style-name="P8">dupont</text:p>
      <text:p text:style-name="P8">échangé</text:p>
      <text:p text:style-name="P8">écologistes</text:p>
      <text:p text:style-name="P8">écran</text:p>
      <text:p text:style-name="P8">effective</text:p>
      <text:p text:style-name="P8">élevées</text:p>
      <text:p text:style-name="P8">éliminer</text:p>
      <text:p text:style-name="P8">emmène</text:p>
      <text:p text:style-name="P8">encourager</text:p>
      <text:p text:style-name="P8">entendez</text:p>
      <text:p text:style-name="P8">entrent</text:p>
      <text:p text:style-name="P8">époux</text:p>
      <text:p text:style-name="P8">équestre</text:p>
      <text:p text:style-name="P8">espèces</text:p>
      <text:p text:style-name="P8">espérant</text:p>
      <text:p text:style-name="P8">étendre</text:p>
      <text:p text:style-name="P8">éva</text:p>
      <text:p text:style-name="P8">évacué</text:p>
      <text:p text:style-name="P8">évidement</text:p>
      <text:p text:style-name="P8">exact</text:p>
      <text:p text:style-name="P8">exceptionnelle</text:p>
      <text:p text:style-name="P8">exhorté</text:p>
      <text:p text:style-name="P8">exiger</text:p>
      <text:p text:style-name="P8"><text:soft-page-break/>expériences</text:p>
      <text:p text:style-name="P8">ezer</text:p>
      <text:p text:style-name="P8">facture</text:p>
      <text:p text:style-name="P8">fermeté</text:p>
      <text:p text:style-name="P8">fixée</text:p>
      <text:p text:style-name="P8">fixer</text:p>
      <text:p text:style-name="P8">fm</text:p>
      <text:p text:style-name="P8">fronts</text:p>
      <text:p text:style-name="P8">fujimori</text:p>
      <text:p text:style-name="P8">gardeàvue</text:p>
      <text:p text:style-name="P8">géant</text:p>
      <text:p text:style-name="P8">gendarme</text:p>
      <text:p text:style-name="P8">germain</text:p>
      <text:p text:style-name="P8">gilles</text:p>
      <text:p text:style-name="P8">gloire</text:p>
      <text:p text:style-name="P8">guédiguian</text:p>
      <text:p text:style-name="P8">guinéeéquatoriale</text:p>
      <text:p text:style-name="P8">haschich</text:p>
      <text:p text:style-name="P8">héritage</text:p>
      <text:p text:style-name="P8">homosexuels</text:p>
      <text:p text:style-name="P8">honte</text:p>
      <text:p text:style-name="P8">illégale</text:p>
      <text:p text:style-name="P8">immatriculation</text:p>
      <text:p text:style-name="P8">imposée</text:p>
      <text:p text:style-name="P8">impressionnant</text:p>
      <text:p text:style-name="P8">impunité</text:p>
      <text:p text:style-name="P8">indépendantistes</text:p>
      <text:p text:style-name="P8">infanterie</text:p>
      <text:p text:style-name="P8">innocence</text:p>
      <text:p text:style-name="P8">intérimaire</text:p>
      <text:p text:style-name="P8">intermédiaire</text:p>
      <text:p text:style-name="P8">interprète</text:p>
      <text:p text:style-name="P8">interrogations</text:p>
      <text:p text:style-name="P8">intervenue</text:p>
      <text:p text:style-name="P8">invitée</text:p>
      <text:p text:style-name="P8">is</text:p>
      <text:p text:style-name="P8">jumeaux</text:p>
      <text:p text:style-name="P8">kirkouk</text:p>
      <text:p text:style-name="P8">kohl</text:p>
      <text:p text:style-name="P8">lac</text:p>
      <text:p text:style-name="P8">lahcen</text:p>
      <text:p text:style-name="P8">lancés</text:p>
      <text:p text:style-name="P8">lang</text:p>
      <text:p text:style-name="P8">lazrak</text:p>
      <text:p text:style-name="P8">législation</text:p>
      <text:p text:style-name="P8">libère</text:p>
      <text:p text:style-name="P8">limousin</text:p>
      <text:p text:style-name="P8">lot</text:p>
      <text:p text:style-name="P8">lourdes</text:p>
      <text:p text:style-name="P8">magnus</text:p>
      <text:p text:style-name="P8">majoritairement</text:p>
      <text:p text:style-name="P8">malgache</text:p>
      <text:p text:style-name="P8"><text:soft-page-break/>mange</text:p>
      <text:p text:style-name="P8">maria</text:p>
      <text:p text:style-name="P8">massacres</text:p>
      <text:p text:style-name="P8">massira</text:p>
      <text:p text:style-name="P8">matériaux</text:p>
      <text:p text:style-name="P8">médicale</text:p>
      <text:p text:style-name="P8">mello</text:p>
      <text:p text:style-name="P8">mépris</text:p>
      <text:p text:style-name="P8">mettez</text:p>
      <text:p text:style-name="P8">missile</text:p>
      <text:p text:style-name="P8">modernes</text:p>
      <text:p text:style-name="P8">mortes</text:p>
      <text:p text:style-name="P8">mouloudia</text:p>
      <text:p text:style-name="P8">moya</text:p>
      <text:p text:style-name="P8">multiplex</text:p>
      <text:p text:style-name="P8">nadal</text:p>
      <text:p text:style-name="P8">nasreddine</text:p>
      <text:p text:style-name="P8">nikkei</text:p>
      <text:p text:style-name="P8">normalisation</text:p>
      <text:p text:style-name="P8">obligations</text:p>
      <text:p text:style-name="P8">observatoire</text:p>
      <text:p text:style-name="P8">observer</text:p>
      <text:p text:style-name="P8">obstacle</text:p>
      <text:p text:style-name="P8">obus</text:p>
      <text:p text:style-name="P8">occupées</text:p>
      <text:p text:style-name="P8">oeuvrer</text:p>
      <text:p text:style-name="P8">opposera</text:p>
      <text:p text:style-name="P8">option</text:p>
      <text:p text:style-name="P8">organisées</text:p>
      <text:p text:style-name="P8">organismes</text:p>
      <text:p text:style-name="P8">ouvrage</text:p>
      <text:p text:style-name="P8">ouvrent</text:p>
      <text:p text:style-name="P8">ouvriers</text:p>
      <text:p text:style-name="P8">palme</text:p>
      <text:p text:style-name="P8">pareil</text:p>
      <text:p text:style-name="P8">paye</text:p>
      <text:p text:style-name="P8">permisdeconduire</text:p>
      <text:p text:style-name="P8">perpignan</text:p>
      <text:p text:style-name="P8">peser</text:p>
      <text:p text:style-name="P8">pierres</text:p>
      <text:p text:style-name="P8">placés</text:p>
      <text:p text:style-name="P8">plaintes</text:p>
      <text:p text:style-name="P8">pollution</text:p>
      <text:p text:style-name="P8">poutine</text:p>
      <text:p text:style-name="P8">précaire</text:p>
      <text:p text:style-name="P8">précédents</text:p>
      <text:p text:style-name="P8">prenons</text:p>
      <text:p text:style-name="P8">préoccupation</text:p>
      <text:p text:style-name="P8">prestation</text:p>
      <text:p text:style-name="P8">prêté</text:p>
      <text:p text:style-name="P8">prévoyait</text:p>
      <text:p text:style-name="P8">prévoyant</text:p>
      <text:p text:style-name="P8"><text:soft-page-break/>prie</text:p>
      <text:p text:style-name="P8">procède</text:p>
      <text:p text:style-name="P8">profondeur</text:p>
      <text:p text:style-name="P8">propriétaires</text:p>
      <text:p text:style-name="P8">protagonistes</text:p>
      <text:p text:style-name="P8">pure</text:p>
      <text:p text:style-name="P8">quatorzième</text:p>
      <text:p text:style-name="P8">quatrevingttrois</text:p>
      <text:p text:style-name="P8">quittent</text:p>
      <text:p text:style-name="P8">quotidiens</text:p>
      <text:p text:style-name="P8">radicaux</text:p>
      <text:p text:style-name="P8">ralenti</text:p>
      <text:p text:style-name="P8">rappelant</text:p>
      <text:p text:style-name="P8">rapporter</text:p>
      <text:p text:style-name="P8">rapprocher</text:p>
      <text:p text:style-name="P8">rayons</text:p>
      <text:p text:style-name="P8">recueillir</text:p>
      <text:p text:style-name="P8">régionaux</text:p>
      <text:p text:style-name="P8">religieuses</text:p>
      <text:p text:style-name="P8">remonte</text:p>
      <text:p text:style-name="P8">rencontrent</text:p>
      <text:p text:style-name="P8">renseignement</text:p>
      <text:p text:style-name="P8">réoccupées</text:p>
      <text:p text:style-name="P8">répété</text:p>
      <text:p text:style-name="P8">réserves</text:p>
      <text:p text:style-name="P8">ressort</text:p>
      <text:p text:style-name="P8">restaurer</text:p>
      <text:p text:style-name="P8">retenue</text:p>
      <text:p text:style-name="P8">retirée</text:p>
      <text:p text:style-name="P8">revanche</text:p>
      <text:p text:style-name="P8">réviser</text:p>
      <text:p text:style-name="P8">reynerie</text:p>
      <text:p text:style-name="P8">rossi</text:p>
      <text:p text:style-name="P8">rtl</text:p>
      <text:p text:style-name="P8">rumeurs</text:p>
      <text:p text:style-name="P8">saisi</text:p>
      <text:p text:style-name="P8">samu</text:p>
      <text:p text:style-name="P8">sécheresse</text:p>
      <text:p text:style-name="P8">serais</text:p>
      <text:p text:style-name="P8">servent</text:p>
      <text:p text:style-name="P8">sidi</text:p>
      <text:p text:style-name="P8">signatures</text:p>
      <text:p text:style-name="P8">slobodan</text:p>
      <text:p text:style-name="P8">soin</text:p>
      <text:p text:style-name="P8">somalie</text:p>
      <text:p text:style-name="P8">sortent</text:p>
      <text:p text:style-name="P8">sortes</text:p>
      <text:p text:style-name="P8">soupçonné</text:p>
      <text:p text:style-name="P8">sousse</text:p>
      <text:p text:style-name="P8">soutiennent</text:p>
      <text:p text:style-name="P8">spécialement</text:p>
      <text:p text:style-name="P8">stockage</text:p>
      <text:p text:style-name="P8"><text:soft-page-break/>substance</text:p>
      <text:p text:style-name="P8">suites</text:p>
      <text:p text:style-name="P8">sympathie</text:p>
      <text:p text:style-name="P8">systématiquement</text:p>
      <text:p text:style-name="P8">tahiti</text:p>
      <text:p text:style-name="P8">tarifs</text:p>
      <text:p text:style-name="P8">tchétchène</text:p>
      <text:p text:style-name="P8">téléphonique</text:p>
      <text:p text:style-name="P8">tenus</text:p>
      <text:p text:style-name="P8">texas</text:p>
      <text:p text:style-name="P8">théorie</text:p>
      <text:p text:style-name="P8">timor</text:p>
      <text:p text:style-name="P8">tir</text:p>
      <text:p text:style-name="P8">torture</text:p>
      <text:p text:style-name="P8">touchent</text:p>
      <text:p text:style-name="P8">tranche</text:p>
      <text:p text:style-name="P8">troispoints</text:p>
      <text:p text:style-name="P8">troubles</text:p>
      <text:p text:style-name="P8">uni</text:p>
      <text:p text:style-name="P8">urgent</text:p>
      <text:p text:style-name="P8">usines</text:p>
      <text:p text:style-name="P8">vendée</text:p>
      <text:p text:style-name="P8">vendu</text:p>
      <text:p text:style-name="P8">verrons</text:p>
      <text:p text:style-name="P8">versailles</text:p>
      <text:p text:style-name="P8">verser</text:p>
      <text:p text:style-name="P8">vertu</text:p>
      <text:p text:style-name="P8">vêtements</text:p>
      <text:p text:style-name="P8">vives</text:p>
      <text:p text:style-name="P8">vladimir</text:p>
      <text:p text:style-name="P8">volume</text:p>
      <text:p text:style-name="P8"/>
      <text:p text:style-name="P8">Q2 - awk '{for(i=1; i&lt;=length($1)/2; i++) if(substr($1, i, 1) != substr($1, length($1)-i+1, 1)) next; print $1}' RADIOS.txt | sort -u =&gt;</text:p>
      <text:p text:style-name="P8"/>
      <text:p text:style-name="P8">a</text:p>
      <text:p text:style-name="P8">aziza</text:p>
      <text:p text:style-name="P8">c</text:p>
      <text:p text:style-name="P8">elle</text:p>
      <text:p text:style-name="P8">f</text:p>
      <text:p text:style-name="P8">i</text:p>
      <text:p text:style-name="P8">ici</text:p>
      <text:p text:style-name="P8">j</text:p>
      <text:p text:style-name="P8">l</text:p>
      <text:p text:style-name="P8">m</text:p>
      <text:p text:style-name="P8">mm</text:p>
      <text:p text:style-name="P8">non</text:p>
      <text:p text:style-name="P8">r</text:p>
      <text:p text:style-name="P8">s</text:p>
      <text:p text:style-name="P8">ses</text:p>
      <text:p text:style-name="P8">www</text:p>
      <text:p text:style-name="P8">y</text:p>
      <text:p text:style-name="P8"><text:soft-page-break/>z</text:p>
      <text:p text:style-name="P8"/>
      <text:p text:style-name="P4">Exercice <text:span text:style-name="T3">6</text:span></text:p>
      <text:p text:style-name="P4"/>
      <text:p text:style-name="P6"/>
      <text:p text:style-name="P8">Q1 - sed -E 's/^([a-z])/\U\1/' RADIOS.txt | sed -E 's/$/\./'</text:p>
      <text:p text:style-name="P8">Q2 - sed ':a; s/\b\([[:alnum:]]\+\) \1\b/\1/g; ta; s/\. \./\./g' RADIOS.txt</text:p>
      <text:p text:style-name="P8"/>
      <text:p text:style-name="P4">Exercice <text:span text:style-name="T3">7</text:span></text:p>
      <text:p text:style-name="P4"/>
      <text:p text:style-name="P9">Q1 - 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0:04:46.803796059</meta:creation-date>
    <dc:date>2024-03-01T16:51:34.620232305</dc:date>
    <meta:editing-duration>PT3H1M45S</meta:editing-duration>
    <meta:editing-cycles>6</meta:editing-cycles>
    <meta:generator>LibreOffice/7.6.4.1$Linux_X86_64 LibreOffice_project/60$Build-1</meta:generator>
    <meta:document-statistic meta:table-count="0" meta:image-count="0" meta:object-count="0" meta:page-count="8" meta:paragraph-count="341" meta:word-count="688" meta:character-count="4360" meta:non-whitespace-character-count="4010"/>
  </office:meta>
</office:document-meta>
</file>